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75cm" fo:min-width="17.5cm"/>
    </style:style>
    <style:style style:name="gr2" style:family="graphic" style:parent-style-name="standard">
      <style:graphic-properties draw:textarea-horizontal-align="justify" draw:textarea-vertical-align="middle" draw:auto-grow-height="false" fo:min-height="13.75cm" fo:min-width="12.9cm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0.95cm" fo:min-width="12.9cm" draw:shadow="hidden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0.95cm" fo:min-width="17.5cm" draw:shadow="hidden"/>
    </style:style>
    <style:style style:name="gr5" style:family="graphic" style:parent-style-name="standard">
      <style:graphic-properties draw:fill-color="#dd4814" draw:textarea-horizontal-align="left" draw:textarea-vertical-align="top" draw:auto-grow-height="false" fo:min-height="11.85cm" fo:min-width="16.8cm"/>
    </style:style>
    <style:style style:name="P1" style:family="paragraph"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-color="#dd481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4cm" svg:x="2.7cm" svg:y="2.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cm" svg:height="14cm" svg:x="23.2cm" svg:y="2.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4cm" svg:height="1.2cm" svg:x="23.2cm" svg:y="2.5cm">
          <text:p text:style-name="P1">Grou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cm" svg:height="1.2cm" svg:x="2.7cm" svg:y="2.4cm">
          <text:p text:style-name="P1">Us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7.3cm" svg:height="12.1cm" svg:x="3.051cm" svg:y="3.8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23:21:00.190807981</meta:creation-date>
    <dc:date>2019-06-04T00:22:41.122205214</dc:date>
    <meta:editing-duration>PT51M30S</meta:editing-duration>
    <meta:editing-cycles>1</meta:editing-cycles>
    <meta:document-statistic meta:object-count="5"/>
    <meta:generator>LibreOffice/5.1.6.2$Linux_X86_64 LibreOffice_project/10m0$Build-2</meta:generator>
  </office:meta>
</office:document-meta>
</file>